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images/0107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Выделение минимума с формированием признака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3">C</text:span><text:span text:style-name="T1">и</text:span> <text:span text:style-name="T3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1" draw:name="Графический объект2" text:anchor-type="as-char" svg:width="2.671cm" svg:height="3.941cm" draw:z-index="1"><draw:image xlink:href="../images/0107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субмодель...</text:p>
            <text:p text:style-name="P2"><text:span text:style-name="T2">Примечание</text:span>: страница справки находится в разработке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деление минимума с формированием признака</dc:title>
    <dc:date>2015-01-19T19:53:44.52</dc:date>
    <meta:generator>OpenOffice/4.1.1$Win32 OpenOffice.org_project/411m6$Build-9775</meta:generator>
    <meta:editing-duration>PT3H28M44S</meta:editing-duration>
    <meta:editing-cycles>78</meta:editing-cycles>
    <meta:document-statistic meta:table-count="1" meta:image-count="2" meta:object-count="0" meta:page-count="1" meta:paragraph-count="8" meta:word-count="24" meta:character-count="171"/>
  </office:meta>
</office:document-meta>
</file>